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izkhal</text:p>
          </table:table-cell>
          <table:table-cell office:value-type="string" calcext:value-type="string">
            <text:p><text:a xlink:href="mailto:rizkhal@mail.com" xlink:type="simple">rizkhal@mail.com</text:a></text:p>
          </table:table-cell>
          <table:table-cell office:value-type="float" office:value="10292380" calcext:value-type="float">
            <text:p>10292380</text:p>
          </table:table-cell>
        </table:table-row>
        <table:table-row table:style-name="ro1">
          <table:table-cell office:value-type="string" calcext:value-type="string">
            <text:p>irsan</text:p>
          </table:table-cell>
          <table:table-cell office:value-type="string" calcext:value-type="string">
            <text:p><text:a xlink:href="mailto:irsan@mail.com" xlink:type="simple">irsan@mail.com</text:a></text:p>
          </table:table-cell>
          <table:table-cell office:value-type="float" office:value="28392048" calcext:value-type="float">
            <text:p>28392048</text:p>
          </table:table-cell>
        </table:table-row>
        <table:table-row table:style-name="ro1">
          <table:table-cell office:value-type="string" calcext:value-type="string">
            <text:p>ardan</text:p>
          </table:table-cell>
          <table:table-cell office:value-type="string" calcext:value-type="string">
            <text:p><text:a xlink:href="mailto:ardan@mail.com" xlink:type="simple">ardan@mail.com</text:a></text:p>
          </table:table-cell>
          <table:table-cell office:value-type="float" office:value="38928429" calcext:value-type="float">
            <text:p>38928429</text:p>
          </table:table-cell>
        </table:table-row>
        <table:table-row table:style-name="ro1">
          <table:table-cell office:value-type="string" calcext:value-type="string">
            <text:p>irsmail</text:p>
          </table:table-cell>
          <table:table-cell office:value-type="string" calcext:value-type="string">
            <text:p><text:a xlink:href="mailto:ismail@mail.com" xlink:type="simple">ismail@mail.com</text:a></text:p>
          </table:table-cell>
          <table:table-cell office:value-type="float" office:value="10292380" calcext:value-type="float">
            <text:p>102923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2">00/00/0000</text:date>, <text:time style:data-style-name="N2" text:time-value="14:01:07.9383113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2T13:53:00.606710356</meta:creation-date>
    <dc:date>2021-03-12T14:01:22.460761620</dc:date>
    <meta:editing-duration>PT2M9S</meta:editing-duration>
    <meta:editing-cycles>2</meta:editing-cycles>
    <meta:generator>LibreOffice/6.4.6.2$Linux_X86_64 LibreOffice_project/40$Build-2</meta:generator>
    <meta:document-statistic meta:table-count="1" meta:cell-count="12" meta:object-count="0"/>
  </office:meta>
</office:document-meta>
</file>